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9pt" officeooo:rsid="0025cb61" officeooo:paragraph-rsid="0025cb61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72c50" officeooo:paragraph-rsid="0025cb61" style:font-size-asian="9pt" style:font-size-complex="9pt"/>
    </style:style>
    <style:style style:name="P4" style:family="paragraph" style:parent-style-name="Footer">
      <style:text-properties fo:font-size="9pt" officeooo:rsid="0020bb11" officeooo:paragraph-rsid="001f5890" style:font-size-asian="9pt" style:font-size-complex="9pt"/>
    </style:style>
    <style:style style:name="P5" style:family="paragraph" style:parent-style-name="Footer">
      <style:text-properties officeooo:rsid="00172c50" officeooo:paragraph-rsid="00172c50"/>
    </style:style>
    <style:style style:name="P6" style:family="paragraph" style:parent-style-name="Standard">
      <style:text-properties fo:font-size="9pt" officeooo:rsid="00172c50" officeooo:paragraph-rsid="001f5890" style:font-size-asian="9pt" style:font-size-complex="9pt"/>
    </style:style>
    <style:style style:name="P7" style:family="paragraph" style:parent-style-name="Standard">
      <style:text-properties officeooo:rsid="00172c50" officeooo:paragraph-rsid="00172c50"/>
    </style:style>
    <style:style style:name="P8" style:family="paragraph" style:parent-style-name="Standard">
      <style:paragraph-properties fo:text-align="center" style:justify-single-word="false"/>
      <style:text-properties officeooo:rsid="00172c50" officeooo:paragraph-rsid="00172c50"/>
    </style:style>
    <style:style style:name="P9" style:family="paragraph" style:parent-style-name="Standard">
      <style:paragraph-properties fo:text-align="center" style:justify-single-word="false"/>
      <style:text-properties officeooo:rsid="00172c50" officeooo:paragraph-rsid="00849ea5"/>
    </style:style>
    <style:style style:name="P10" style:family="paragraph" style:parent-style-name="Standard">
      <style:text-properties officeooo:rsid="0017a2cd" officeooo:paragraph-rsid="0017a2cd"/>
    </style:style>
    <style:style style:name="P11" style:family="paragraph" style:parent-style-name="Standard">
      <style:text-properties officeooo:rsid="0017a2cd" officeooo:paragraph-rsid="002734c7"/>
    </style:style>
    <style:style style:name="P12" style:family="paragraph" style:parent-style-name="Standard">
      <style:text-properties officeooo:rsid="0017a2cd" officeooo:paragraph-rsid="001d3c9f"/>
    </style:style>
    <style:style style:name="P13" style:family="paragraph" style:parent-style-name="Standard">
      <style:paragraph-properties fo:text-align="center" style:justify-single-word="false"/>
      <style:text-properties fo:font-size="14pt" officeooo:rsid="00172c50" officeooo:paragraph-rsid="00172c5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860a78" officeooo:paragraph-rsid="0059f8ac" style:font-size-asian="14pt" style:font-size-complex="14pt"/>
    </style:style>
    <style:style style:name="P15" style:family="paragraph" style:parent-style-name="Standard">
      <style:text-properties officeooo:rsid="001f5890"/>
    </style:style>
    <style:style style:name="P16" style:family="paragraph" style:parent-style-name="Standard">
      <style:text-properties officeooo:rsid="001f5890" officeooo:paragraph-rsid="001f5890"/>
    </style:style>
    <style:style style:name="P17" style:family="paragraph" style:parent-style-name="Standard">
      <style:text-properties fo:font-weight="bold" officeooo:rsid="001f5890" officeooo:paragraph-rsid="001f5890" style:font-weight-asian="bold" style:font-weight-complex="bold"/>
    </style:style>
    <style:style style:name="P18" style:family="paragraph" style:parent-style-name="Standard">
      <style:text-properties fo:font-weight="normal" officeooo:rsid="001f5890" officeooo:paragraph-rsid="001f5890" style:font-weight-asian="normal" style:font-weight-complex="normal"/>
    </style:style>
    <style:style style:name="P19" style:family="paragraph" style:parent-style-name="Standard">
      <style:text-properties fo:font-weight="normal" officeooo:rsid="002271ae" officeooo:paragraph-rsid="0087dd57" style:font-weight-asian="normal" style:font-weight-complex="normal"/>
    </style:style>
    <style:style style:name="P20" style:family="paragraph" style:parent-style-name="Standard">
      <style:text-properties fo:font-weight="normal" officeooo:rsid="0087dd57" officeooo:paragraph-rsid="0087dd57" style:font-weight-asian="normal" style:font-weight-complex="normal"/>
    </style:style>
    <style:style style:name="P21" style:family="paragraph" style:parent-style-name="Standard">
      <style:text-properties officeooo:rsid="0059f8ac" officeooo:paragraph-rsid="0059f8ac"/>
    </style:style>
    <style:style style:name="P22" style:family="paragraph" style:parent-style-name="Standard">
      <style:paragraph-properties fo:text-align="center" style:justify-single-word="false"/>
      <style:text-properties officeooo:rsid="00849ea5" officeooo:paragraph-rsid="00849ea5"/>
    </style:style>
    <style:style style:name="P23" style:family="paragraph" style:parent-style-name="Standard">
      <style:paragraph-properties fo:text-align="center" style:justify-single-word="false"/>
      <style:text-properties fo:font-size="12pt" officeooo:rsid="00860a78" officeooo:paragraph-rsid="00860a78" style:font-size-asian="12pt" style:font-size-complex="12pt"/>
    </style:style>
    <style:style style:name="P24" style:family="paragraph" style:parent-style-name="Text_20_body">
      <style:text-properties style:font-name="Arial" fo:font-size="14pt" style:font-size-asian="13.3500003814697pt" style:font-size-complex="15.25pt"/>
    </style:style>
    <style:style style:name="P25" style:family="paragraph" style:parent-style-name="Text_20_body">
      <style:text-properties fo:color="#000000" style:font-name="Arial" fo:font-size="14pt" officeooo:rsid="00712a77" officeooo:paragraph-rsid="00652f28" style:font-size-asian="14pt" style:font-size-complex="14pt"/>
    </style:style>
    <style:style style:name="P26" style:family="paragraph" style:parent-style-name="Text_20_body">
      <style:text-properties fo:color="#000000" style:font-name="Arial" fo:font-size="14pt" officeooo:rsid="006a8cef" officeooo:paragraph-rsid="006a8cef" style:font-size-asian="14pt" style:font-size-complex="14pt"/>
    </style:style>
    <style:style style:name="P27" style:family="paragraph" style:parent-style-name="Text_20_body">
      <style:text-properties fo:color="#000000" style:font-name="Arial" fo:font-size="14pt" officeooo:rsid="0078d12c" officeooo:paragraph-rsid="00627dc9" style:font-size-asian="14pt" style:font-size-complex="14pt"/>
    </style:style>
    <style:style style:name="P28" style:family="paragraph" style:parent-style-name="Text_20_body">
      <style:text-properties fo:color="#000000" style:font-name="Arial" fo:font-size="14pt" officeooo:rsid="0078d12c" officeooo:paragraph-rsid="0078d12c" style:font-size-asian="14pt" style:font-size-complex="14pt"/>
    </style:style>
    <style:style style:name="P29" style:family="paragraph" style:parent-style-name="Text_20_body">
      <style:text-properties fo:color="#000000" style:font-name="Arial" fo:font-size="14pt" officeooo:rsid="007b070e" officeooo:paragraph-rsid="007b070e" style:font-size-asian="14pt" style:font-size-complex="14pt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12pt" officeooo:rsid="00172c50" officeooo:paragraph-rsid="00172c50" style:font-size-asian="12pt" style:font-size-complex="12pt"/>
    </style:style>
    <style:style style:name="P33" style:family="paragraph" style:parent-style-name="Heading_20_1">
      <style:text-properties fo:color="#000000" style:font-name="Arial" fo:font-size="14pt" officeooo:rsid="0087dd57" officeooo:paragraph-rsid="00627dc9" style:font-size-asian="14pt" style:font-size-complex="14pt"/>
    </style:style>
    <style:style style:name="P34" style:family="paragraph" style:parent-style-name="Heading_20_1">
      <style:text-properties fo:color="#000000" style:font-name="Arial" fo:font-size="14pt" officeooo:rsid="0087dd57" officeooo:paragraph-rsid="007b070e" style:font-size-asian="14pt" style:font-size-complex="14pt"/>
    </style:style>
    <style:style style:name="P35" style:family="paragraph" style:parent-style-name="Heading_20_1">
      <style:text-properties fo:color="#000000" style:font-name="Arial" fo:font-size="14pt" officeooo:rsid="0087dd57" officeooo:paragraph-rsid="0078d12c" style:font-size-asian="14pt" style:font-size-complex="14pt"/>
    </style:style>
    <style:style style:name="P36" style:family="paragraph" style:parent-style-name="Heading_20_1">
      <style:text-properties fo:color="#000000" style:font-name="Arial" fo:font-size="14pt" officeooo:rsid="0087dd57" officeooo:paragraph-rsid="00797a1d" style:font-size-asian="14pt" style:font-size-complex="14pt"/>
    </style:style>
    <style:style style:name="P37" style:family="paragraph" style:parent-style-name="Heading_20_1">
      <style:text-properties fo:color="#000000" style:font-name="Arial" fo:font-size="14pt" officeooo:rsid="0087dd57" officeooo:paragraph-rsid="00652f28" style:font-size-asian="14pt" style:font-size-complex="14pt"/>
    </style:style>
    <style:style style:name="P38" style:family="paragraph" style:parent-style-name="Heading_20_1">
      <style:text-properties fo:color="#000000" style:font-name="Arial" fo:font-size="14pt" fo:font-weight="normal" officeooo:rsid="0078d12c" officeooo:paragraph-rsid="0078d12c" style:font-size-asian="14pt" style:font-weight-asian="normal" style:font-size-complex="14pt" style:font-weight-complex="normal"/>
    </style:style>
    <style:style style:name="P39" style:family="paragraph" style:parent-style-name="Heading_20_1">
      <style:paragraph-properties fo:break-before="page"/>
      <style:text-properties officeooo:rsid="0017a2cd"/>
    </style:style>
    <style:style style:name="P40" style:family="paragraph" style:parent-style-name="Heading_20_1">
      <style:paragraph-properties fo:break-before="page"/>
      <style:text-properties officeooo:rsid="001f5890"/>
    </style:style>
    <style:style style:name="P41" style:family="paragraph" style:parent-style-name="Heading_20_1">
      <style:paragraph-properties fo:break-before="page"/>
      <style:text-properties fo:font-size="14pt" officeooo:rsid="0078d12c" officeooo:paragraph-rsid="004d9477" style:font-size-asian="14pt" style:font-size-complex="14pt"/>
    </style:style>
    <style:style style:name="T1" style:family="text">
      <style:text-properties officeooo:rsid="0075047a"/>
    </style:style>
    <style:style style:name="T2" style:family="text">
      <style:text-properties officeooo:rsid="008ae7ec"/>
    </style:style>
    <style:style style:name="T3" style:family="text">
      <style:text-properties officeooo:rsid="006cc01e"/>
    </style:style>
    <style:style style:name="T4" style:family="text">
      <style:text-properties officeooo:rsid="0059f8ac"/>
    </style:style>
    <style:style style:name="T5" style:family="text">
      <style:text-properties officeooo:rsid="002734c7"/>
    </style:style>
    <style:style style:name="T6" style:family="text">
      <style:text-properties officeooo:rsid="001c08cb"/>
    </style:style>
    <style:style style:name="T7" style:family="text">
      <style:text-properties officeooo:rsid="0020d931"/>
    </style:style>
    <style:style style:name="T8" style:family="text">
      <style:text-properties officeooo:rsid="0025f14a"/>
    </style:style>
    <style:style style:name="T9" style:family="text">
      <style:text-properties officeooo:rsid="008647b4"/>
    </style:style>
    <style:style style:name="T10" style:family="text">
      <style:text-properties officeooo:rsid="0087dd57"/>
    </style:style>
    <style:style style:name="T11" style:family="text">
      <style:text-properties officeooo:rsid="00881dbd"/>
    </style:style>
    <style:style style:name="T12" style:family="text">
      <style:text-properties officeooo:rsid="008a87aa"/>
    </style:style>
    <style:style style:name="T13" style:family="text">
      <style:text-properties officeooo:rsid="008bb13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3">Map<text:span text:style-name="T13">InfoBatch</text:span></text:p>
      <text:p text:style-name="P8"/>
      <text:p text:style-name="P14"><text:span text:style-name="T13">Automatyzacja procesu eksportu tabel do MapInfo</text:span> w Geomedi<text:span text:style-name="T11">a Professional</text:span></text:p>
      <text:p text:style-name="P9">Wersja: <text:span text:style-name="T2">1</text:span>.<text:span text:style-name="T13">0</text:span>.<text:span text:style-name="T12">0</text:span>.0</text:p>
      <text:p text:style-name="P22">Data publikacji: 201<text:span text:style-name="T13">2</text:span>-0<text:span text:style-name="T13">5</text:span>-<text:span text:style-name="T2">24</text:span></text:p>
      <text:p text:style-name="P8"/>
      <text:p text:style-name="P13">Podręcznik użytkownika</text:p>
      <text:p text:style-name="P8"/>
      <text:p text:style-name="P8">OPGK Olsztyn Sp. z o.o., ul. 1 Maja 13, 10-117 Olsztyn</text:p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0">Spis treści</text:p>
          </text:index-title>
          <text:p text:style-name="P31"><text:a xlink:type="simple" xlink:href="#__RefHeading__13358_148469637" text:style-name="Index_20_Link" text:visited-style-name="Index_20_Link">Wstęp<text:tab/>3</text:a></text:p>
          <text:p text:style-name="P31"><text:a xlink:type="simple" xlink:href="#__RefHeading__243_1321818359" text:style-name="Index_20_Link" text:visited-style-name="Index_20_Link">Instalacja<text:tab/>4</text:a></text:p>
          <text:p text:style-name="P31"><text:a xlink:type="simple" xlink:href="#__RefHeading__279_1769275092" text:style-name="Index_20_Link" text:visited-style-name="Index_20_Link">Odczyt konfiguracji z pliku<text:tab/>5</text:a></text:p>
          <text:p text:style-name="P31"><text:a xlink:type="simple" xlink:href="#__RefHeading__696_732489043" text:style-name="Index_20_Link" text:visited-style-name="Index_20_Link">Odświeżanie widoku kwerend<text:tab/>5</text:a></text:p>
          <text:p text:style-name="P31"><text:a xlink:type="simple" xlink:href="#__RefHeading___Toc287_800833957" text:style-name="Index_20_Link" text:visited-style-name="Index_20_Link">Uzyskiwanie informacji o obiektach do przesunięcia<text:tab/>5</text:a></text:p>
          <text:p text:style-name="P31"><text:a xlink:type="simple" xlink:href="#__RefHeading___Toc265_800833957" text:style-name="Index_20_Link" text:visited-style-name="Index_20_Link">Uzyskiwanie informacji o buforze przesunięcia<text:tab/>5</text:a></text:p>
          <text:p text:style-name="P31"><text:a xlink:type="simple" xlink:href="#__RefHeading___Toc276_800833957" text:style-name="Index_20_Link" text:visited-style-name="Index_20_Link">Generowanie skryptu przesuwania<text:tab/>5</text:a></text:p>
          <text:p text:style-name="P31"><text:a xlink:type="simple" xlink:href="#__RefHeading__349_1216758224" text:style-name="Index_20_Link" text:visited-style-name="Index_20_Link">Wykonywanie skryptu przesuwania<text:tab/>5</text:a></text:p>
          <text:p text:style-name="P31"><text:a xlink:type="simple" xlink:href="#__RefHeading__345_1994834231" text:style-name="Index_20_Link" text:visited-style-name="Index_20_Link">Tworzenie kwerend dla obiektów i dla buforów<text:tab/>5</text:a></text:p>
        </text:index-body>
      </text:table-of-content>
      <text:p text:style-name="P7"/>
      <text:h text:style-name="P39" text:outline-level="1"><text:bookmark-start text:name="__RefHeading__13358_148469637"/>Wstęp<text:bookmark-end text:name="__RefHeading__13358_148469637"/></text:h>
      <text:p text:style-name="P10"/>
      <text:p text:style-name="P11"><text:span text:style-name="T5">Aplikacja</text:span> <text:span text:style-name="T9">vMapSpin</text:span> służy do <text:span text:style-name="T2">obracania obiektów TOPO i KARTO w programie Geomedia Professional.</text:span></text:p>
      <text:p text:style-name="P10"/>
      <text:p text:style-name="P10">W skład pakietu wchodz<text:span text:style-name="T8">ą</text:span> plik<text:span text:style-name="T8">i</text:span>:</text:p>
      <text:p text:style-name="P10">* <text:span text:style-name="T9">vMapSpin</text:span>.<text:span text:style-name="T9">dll</text:span> – <text:span text:style-name="T4">plik wykonywalny </text:span>program<text:span text:style-name="T4">u</text:span>,</text:p>
      <text:p text:style-name="P12">* <text:span text:style-name="T9">vMapSpin</text:span>.<text:span text:style-name="T9">xml</text:span> – plik konfiguracyjny <text:span text:style-name="T6">programu</text:span>,</text:p>
      <text:p text:style-name="P21">* <text:span text:style-name="T9">Czytaj to</text:span>.<text:span text:style-name="T9">txt</text:span> – <text:span text:style-name="T9">opis funkcji i zmian</text:span>,</text:p>
      <text:p text:style-name="P10">* Podręcznik u<text:span text:style-name="T7">ż</text:span>ytkownika.pdf – podręcznik użytkownika.</text:p>
      <text:p text:style-name="P21"/>
      <text:p text:style-name="P21"/>
      <text:h text:style-name="P40" text:outline-level="1"><text:bookmark-start text:name="__RefHeading__243_1321818359"/>Instalacja<text:bookmark-end text:name="__RefHeading__243_1321818359"/></text:h>
      <text:p text:style-name="P15"/>
      <text:p text:style-name="P17">Wymagania</text:p>
      <text:p text:style-name="P16"/>
      <text:p text:style-name="P16">System Operacyjny</text:p>
      <text:p text:style-name="P16">* Microsoft Windows XP</text:p>
      <text:p text:style-name="P16">* Microsoft Windows Vista</text:p>
      <text:p text:style-name="P16">* Microsoft Windows 7</text:p>
      <text:p text:style-name="P16">Microsoft .NET Framework <text:span text:style-name="T10">3.5</text:span></text:p>
      <text:p text:style-name="P16"/>
      <text:p text:style-name="P17">Instalacja</text:p>
      <text:p text:style-name="P18"/>
      <text:p text:style-name="P19">Program instal<text:span text:style-name="T10">ujemy skryptem cd_InstallAppCmd.cmd</text:span>.</text:p>
      <text:p text:style-name="P20">Następnie z poziomu programu Geomedia Professional konfigurujemy menu z poziomu Tools | Customize… | Menus | Categories: | Custom | Commands: | Przesuwanie <text:span text:style-name="T12">i przycinanie </text:span>obiektów TOPO i KARTO, i ustawiamy tak, aby wywołanie aplikacji było dostępne z menu.</text:p>
      <text:h text:style-name="P41" text:outline-level="1"><text:bookmark-start text:name="__RefHeading__279_1769275092"/>O<text:span text:style-name="T10">dczyt konfiguracji z pliku</text:span><text:bookmark-end text:name="__RefHeading__279_1769275092"/></text:h>
      <text:p text:style-name="P24"/>
      <text:h text:style-name="P33" text:outline-level="1"><text:bookmark-start text:name="__RefHeading__696_732489043"/>Odświeżanie widoku kwerend<text:bookmark-end text:name="__RefHeading__696_732489043"/></text:h>
      <text:p text:style-name="P27"/>
      <text:h text:style-name="P34" text:outline-level="1"><text:bookmark-start text:name="__RefHeading___Toc287_800833957"/>Uzyskiwanie informacji o obiektach do przesunięcia<text:bookmark-end text:name="__RefHeading___Toc287_800833957"/></text:h>
      <text:p text:style-name="P29"/>
      <text:h text:style-name="P35" text:outline-level="1"><text:bookmark-start text:name="__RefHeading___Toc265_800833957"/>Uzyskiwanie informacji o buforze przesunięcia<text:bookmark-end text:name="__RefHeading___Toc265_800833957"/></text:h>
      <text:p text:style-name="P28"/>
      <text:h text:style-name="P36" text:outline-level="1"><text:bookmark-start text:name="__RefHeading___Toc276_800833957"/>Generowanie skryptu przesuwania<text:bookmark-end text:name="__RefHeading___Toc276_800833957"/></text:h>
      <text:h text:style-name="P38" text:outline-level="1"/>
      <text:h text:style-name="P37" text:outline-level="1"><text:bookmark-start text:name="__RefHeading__349_1216758224"/>Wykonywanie skryptu przesuwania<text:bookmark-end text:name="__RefHeading__349_1216758224"/></text:h>
      <text:p text:style-name="P25"/>
      <text:h text:style-name="P36" text:outline-level="1"><text:bookmark-start text:name="__RefHeading__345_1994834231"/>Tworzenie kwerend dla obiektów i dla buforów<text:bookmark-end text:name="__RefHeading__345_1994834231"/></text:h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text-properties fo:font-size="9pt" officeooo:rsid="0025cb61" officeooo:paragraph-rsid="0025cb61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fo:font-size="9pt" officeooo:rsid="00172c50" officeooo:paragraph-rsid="0025cb61" style:font-size-asian="9pt" style:font-size-complex="9pt"/>
    </style:style>
    <style:style style:name="MP3" style:family="paragraph" style:parent-style-name="Footer">
      <style:text-properties fo:font-size="9pt" officeooo:rsid="0020bb11" officeooo:paragraph-rsid="001f5890" style:font-size-asian="9pt" style:font-size-complex="9pt"/>
    </style:style>
    <style:style style:name="MP4" style:family="paragraph" style:parent-style-name="Standard">
      <style:text-properties fo:font-size="9pt" officeooo:rsid="00172c50" officeooo:paragraph-rsid="001f5890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Footer">
      <style:text-properties officeooo:rsid="00172c50" officeooo:paragraph-rsid="00172c50"/>
    </style:style>
    <style:style style:name="MT1" style:family="text">
      <style:text-properties officeooo:rsid="008bb134"/>
    </style:style>
    <style:style style:name="MT2" style:family="text">
      <style:text-properties officeooo:rsid="0075047a"/>
    </style:style>
    <style:style style:name="MT3" style:family="text">
      <style:text-properties officeooo:rsid="008ae7ec"/>
    </style:style>
    <style:style style:name="MT4" style:family="text">
      <style:text-properties officeooo:rsid="006cc0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Podręcznik użytkownika</text:p>
            </table:table-cell>
            <table:table-cell table:style-name="Tabela2.A1" office:value-type="string">
              <text:p text:style-name="MP2">Olsztyn, 201<text:span text:style-name="MT1">2</text:span>-<text:span text:style-name="MT2">05</text:span>-<text:span text:style-name="MT3">24</text:span></text:p>
            </table:table-cell>
          </table:table-row>
        </table:table>
        <text:p text:style-name="MP3"/>
      </style:header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Copyright @ <text:span text:style-name="MT4">2015</text:span> OPGK Olsztyn, Wszelkie prawa zastrzeżone</text:p>
            </table:table-cell>
            <table:table-cell table:style-name="Tabela1.A1" office:value-type="string">
              <text:p text:style-name="MP5"><text:page-number text:select-page="current">5</text:page-number>/<text:page-count>5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4:13:50.68</meta:creation-date>
    <dc:date>2016-09-01T10:31:34.224000000</dc:date>
    <meta:editing-duration>PT5H48M48S</meta:editing-duration>
    <meta:editing-cycles>102</meta:editing-cycles>
    <meta:generator>LibreOffice/5.1.4.2$Windows_x86 LibreOffice_project/f99d75f39f1c57ebdd7ffc5f42867c12031db97a</meta:generator>
    <meta:document-statistic meta:table-count="2" meta:image-count="0" meta:object-count="0" meta:page-count="5" meta:paragraph-count="44" meta:word-count="221" meta:character-count="1612" meta:non-whitespace-character-count="1431"/>
  </office:meta>
</office:document-meta>
</file>